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7b6d" officeooo:paragraph-rsid="00027b6d"/>
    </style:style>
    <style:style style:name="P2" style:family="paragraph" style:parent-style-name="Standard">
      <style:text-properties officeooo:rsid="00041630" officeooo:paragraph-rsid="00041630"/>
    </style:style>
    <style:style style:name="P3" style:family="paragraph" style:parent-style-name="Standard">
      <style:text-properties fo:font-size="8pt" officeooo:rsid="00041630" officeooo:paragraph-rsid="00041630" style:font-size-asian="8pt" style:font-size-complex="8pt"/>
    </style:style>
    <style:style style:name="P4" style:family="paragraph" style:parent-style-name="Standard">
      <style:text-properties officeooo:rsid="00075c65" officeooo:paragraph-rsid="00075c65"/>
    </style:style>
    <style:style style:name="P5" style:family="paragraph" style:parent-style-name="Standard">
      <style:text-properties officeooo:rsid="000916b7" officeooo:paragraph-rsid="000916b7"/>
    </style:style>
    <style:style style:name="P6" style:family="paragraph" style:parent-style-name="Standard">
      <style:text-properties officeooo:rsid="000970d1" officeooo:paragraph-rsid="000970d1"/>
    </style:style>
    <style:style style:name="P7" style:family="paragraph" style:parent-style-name="Standard">
      <style:text-properties officeooo:rsid="000a19b7" officeooo:paragraph-rsid="000a19b7"/>
    </style:style>
    <style:style style:name="P8" style:family="paragraph" style:parent-style-name="Heading_20_2" style:list-style-name="">
      <style:text-properties officeooo:rsid="00027b6d" officeooo:paragraph-rsid="00041630"/>
    </style:style>
    <style:style style:name="P9" style:family="paragraph" style:parent-style-name="Heading_20_2">
      <style:paragraph-properties fo:break-before="page"/>
      <style:text-properties officeooo:rsid="00027b6d" officeooo:paragraph-rsid="00041630"/>
    </style:style>
    <style:style style:name="T1" style:family="text">
      <style:text-properties officeooo:rsid="00041630"/>
    </style:style>
    <style:style style:name="T2" style:family="text">
      <style:text-properties fo:font-size="8pt" style:font-size-asian="8pt" style:font-size-complex="8pt"/>
    </style:style>
    <style:style style:name="T3" style:family="text">
      <style:text-properties officeooo:rsid="00062f31"/>
    </style:style>
    <style:style style:name="T4" style:family="text">
      <style:text-properties officeooo:rsid="000916b7"/>
    </style:style>
    <style:style style:name="T5" style:family="text">
      <style:text-properties officeooo:rsid="000970d1"/>
    </style:style>
    <style:style style:name="T6" style:family="text">
      <style:text-properties fo:color="#ff3333" fo:font-weight="bold" style:font-weight-asian="bold" style:font-weight-complex="bold"/>
    </style:style>
    <style:style style:name="T7" style:family="text">
      <style:text-properties officeooo:rsid="000ac36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onctionnement:</text:p>
      <text:p text:style-name="P1"/>
      <text:p text:style-name="P1">L'outil permet de paramétrer et diffuser un questionnaire en ligne.</text:p>
      <text:p text:style-name="P1">Il permet aussi d'organiser des campagnes de "migration" (ou d'autre chose, c'est assez flexible en fait).</text:p>
      <text:p text:style-name="P1"/>
      <text:h text:style-name="Heading_20_1" text:outline-level="1">Principe:</text:h>
      <text:p text:style-name="P1"/>
      <text:p text:style-name="P1">L'outil est fait pour mettre ou retirer des comptes utilisateurs de groupes prédéfinis selon les réponses apportées au questionnaire.</text:p>
      <text:p text:style-name="P1"/>
      <text:p text:style-name="P1">Les utilisateurs le déclenchent soit volontairement, soit dans le cadre d'une campagne planifiée à l'avance.</text:p>
      <text:p text:style-name="P1"/>
      <text:p text:style-name="P7">Les mouvements à appliquer aux groupes sont exportés dans un fichier csv qui doit ensuite être interprété en vue de son intégration dans un annuaire LDAP.</text:p>
      <text:p text:style-name="P1"/>
      <text:h text:style-name="Heading_20_1" text:outline-level="1">Technique:</text:h>
      <text:p text:style-name="P1">Fonctionne sous Apache/PHP/MySQL</text:p>
      <text:p text:style-name="P1">L'application est 'CASifiée' (reconnaît l'identification opérée via CAS ou LemonLDAP).</text:p>
      <text:p text:style-name="P1">Elle s'interface avec un annuaire LDAP pour vérifier l'existence des utilisateurs et récupérer leur adresse email <text:span text:style-name="T5">en vue d'envoyer les emails relatifs aux campagnes.</text:span></text:p>
      <text:p text:style-name="P6">L'accès SMTP se configure directement au niveau de la plateforme Apache/PHP.</text:p>
      <text:p text:style-name="P6"/>
      <text:h text:style-name="Heading_20_1" text:outline-level="1">Configuration:</text:h>
      <text:p text:style-name="P1"/>
      <text:p text:style-name="P1">Constantes.xml --&gt; paramétrages techniques et libellés, délais de relance, etc ...</text:p>
      <text:p text:style-name="P1">QuestionMigration.xml –&gt; paramétrage du questionnaire</text:p>
      <text:p text:style-name="P1"/>
      <text:p text:style-name="P1">droitutilisateur.csv –&gt; permet de définir qui a accès à l'interface d'administration (2 niveaux: consultation et administration)</text:p>
      <text:p text:style-name="P1">applicationUtilisateur.csv –&gt; permet de pré-remplir le questionnaire si on dispose de données référentielles <text:span text:style-name="T3">fiables.</text:span></text:p>
      <text:p text:style-name="P1"/>
      <text:p text:style-name="P1">email_debut.txt<text:tab/>--&gt; Texte de l'email envoyé au lancement d'une campagne</text:p>
      <text:p text:style-name="P1">email_recap.txt<text:tab/>--&gt; Texte de l'email envoyé en récapitulatif après un remplissage de questionnaire</text:p>
      <text:p text:style-name="P1">email_relance.txt<text:tab/>--&gt; Texte de l'email envoyé en relance aux utilisateurs</text:p>
      <text:p text:style-name="P1"/>
      <text:h text:style-name="P8" text:outline-level="2"/>
      <text:h text:style-name="P9" text:outline-level="2"><text:span text:style-name="T1">QuestionMigration</text:span>.xml</text:h>
      <text:p text:style-name="P2">Un élément &lt;question&gt; = une page du questionnaire</text:p>
      <text:p text:style-name="P2">L'élément &lt;code&gt; indique le numéro de page et n'a aucune autre incidence</text:p>
      <text:p text:style-name="P2">Les éléments &lt;reponse&gt; perment de décrire chaque réponse possible.</text:p>
      <text:p text:style-name="P3"><text:tab/>Note: les réponses ne sont pas exclusives entre elles, on peux choisir autant de réponses que l'on veut lorsque l'on répond.</text:p>
      <text:p text:style-name="P2">Chaque réponse dispose d'un code <text:span text:style-name="T2">(qui doit être unique et ne peut être changé après coup sous peine de corrompre les données)</text:span> libellé, d'un attribut indiquant si elle est active (visible) ou non et d'un ou plusieurs groupes correspondant: si l'utilisateur coche cette réponse, il sera mis dans le/les groupes cités.</text:p>
      <text:p text:style-name="P3"><text:tab/>L'élément &lt;actif&gt; permet de régler la visibilité de la réponse, il n'est en effet pas possible de supprimer de réponse après coup, sous peine de corrompre les données déjà collectées, on rend donc la réponse invisible pour éviter cela.</text:p>
      <text:p text:style-name="P2"/>
      <text:h text:style-name="Heading_20_2" text:outline-level="2">Constantes.xml</text:h>
      <text:p text:style-name="P1"/>
      <text:p text:style-name="P2">Contient le paramétrage technique, des emails et les réglages de divers délais (envois d'email, délai 'de grâce' permettant de modifier ses réponses pendant quelques jours après la deadline)</text:p>
      <text:p text:style-name="P1"/>
      <text:p text:style-name="P4">Les entrées <text:span text:style-name="T4">de la forme</text:span> <text:s/><text:span text:style-name="T4">[NOM_DU_GROUPE]</text:span>_LIBELLE correspondent aux libellés d'affichage <text:span text:style-name="T4">correspondant aux différents groupes et sont utilisés dans les récapitulatifs.</text:span></text:p>
      <text:p text:style-name="P5"/>
      <text:p text:style-name="P5">Les entrées suffixées par [NOM_DU_GROUPE]_URL correspondent au texte à insérer dans l'email récapitulatif si appartenance au groupe.</text:p>
      <text:p text:style-name="P5"/>
      <text:p text:style-name="P5"/>
      <text:h text:style-name="Heading_20_2" text:outline-level="2">Fichiers PHP:</text:h>
      <text:p text:style-name="P6"/>
      <text:p text:style-name="P6">batch.php – à lancer 1 fois par jour obligatoirement <text:span text:style-name="T6">(une seule fois, sous peine de perdre des données par écrasement! A l'inverse, si le batch ne tourne pas, l'application risque de se bloquer si une migration était planifiée le jour ou le batch n'a pas tourné et que le lendemain, une saisie a été corrigée par un utilisateur.)</text:span> Provoque le traitement des campagnes de migration et des migration volontaires, il provoque la génération d'un fichier mouvement indiquant les utilisateurs à ajouter dans les groupes de migration.</text:p>
      <text:p text:style-name="P6"/>
      <text:p text:style-name="P6">Administration.php – point d'entrée pour l'accès en gestion des campagnes de migration</text:p>
      <text:p text:style-name="P6"/>
      <text:p text:style-name="P6">consultation.php – accès en consultation, voir les réponses fournies par un utilisateur par rapport à son login, exporter la liste des réponses et des campagnes.</text:p>
      <text:p text:style-name="P6"/>
      <text:p text:style-name="P6">Index.php – Point d'accès pour répondre au questionnaire en ligne</text:p>
      <text:p text:style-name="P6"/>
      <text:h text:style-name="Heading_20_2" text:outline-level="2">Format du fichier de mouvement</text:h>
      <text:p text:style-name="P7">Le fichier de mouvement comprend les opérations à réaliser sur l'annuaire. Il est généré par l'appe<text:span text:style-name="T7">l</text:span> à batch.php et répond à la syntaxe suivante:</text:p>
      <text:p text:style-name="P7"/>
      <text:p text:style-name="P7">ID_utilisateur;addmember;ID_GROUPE</text:p>
      <text:p text:style-name="P6"/>
      <text:p text:style-name="P7">Il est nécessaire de disposer d'un script pour le traduire en ordres pour l'annuaire qui sera modifié.</text:p>
      <text:p text:style-name="P7">Ce script n'est pas four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22M48S</meta:editing-duration>
    <meta:editing-cycles>9</meta:editing-cycles>
    <meta:generator>LibreOffice/5.2.3.3$Windows_X86_64 LibreOffice_project/d54a8868f08a7b39642414cf2c8ef2f228f780cf</meta:generator>
    <dc:date>2016-08-30T14:10:34.030000000</dc:date>
    <dc:creator>Eric Ficheux</dc:creator>
    <meta:document-statistic meta:table-count="0" meta:image-count="0" meta:object-count="0" meta:page-count="2" meta:paragraph-count="41" meta:word-count="611" meta:character-count="4172" meta:non-whitespace-character-count="3599"/>
    <meta:user-defined meta:name="Info 1"/>
    <meta:user-defined meta:name="Info 2"/>
    <meta:user-defined meta:name="Info 3"/>
    <meta:user-defined meta:name="Info 4"/>
  </office:meta>
</office:document-meta>
</file>